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22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598cm"/>
    </style:style>
    <style:style style:name="co4" style:family="table-column">
      <style:table-column-properties fo:break-before="auto" style:column-width="5.5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bf819e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4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1">
        <table:table-column table:style-name="co1" table:default-cell-style-name="ce1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0" table:default-cell-style-name="ce1"/>
        <table:table-row table:style-name="ro1">
          <table:table-cell table:style-name="ce4" office:value-type="string" calcext:value-type="string">
            <text:p>URI 1</text:p>
          </table:table-cell>
          <table:table-cell table:style-name="ce3" office:value-type="string" calcext:value-type="string">
            <text:p>URI 1 has &lt;relationship&gt; URI 2</text:p>
          </table:table-cell>
          <table:table-cell table:style-name="ce3" office:value-type="string" calcext:value-type="string">
            <text:p>URI 2</text:p>
          </table:table-cell>
          <table:table-cell table:style-name="ce3" office:value-type="string" calcext:value-type="string">
            <text:p>URI 2 has &lt;relationship&gt; URI 1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alos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los-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coriolis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coriolis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0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F1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dmsp_S2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nvi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envi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qu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aur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terr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r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ers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er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ers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C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D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E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F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fengyun3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FY-3G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co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comW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eodetic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eo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eodetic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fo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09_bk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0_S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2_S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1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es_U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sat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gosat_prog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gosat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himawari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himawari-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himawari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himawari-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ice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ice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ice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icesat-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jason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jason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landsat_dcm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landsat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etop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metOpC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ms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meteosat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imbus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imbus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0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8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noaa_5<text:span text:style-name="T2">th</text:span>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noaa_19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odin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odin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orbview2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orbview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parasol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parasol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cisat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scisat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1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3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4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5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5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spot_prog_follow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6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spot_prog_follow</text:p>
          </table:table-cell>
          <table:table-cell table:style-name="ce5" office:value-type="string" calcext:value-type="string">
            <text:p>narrower</text:p>
          </table:table-cell>
          <table:table-cell table:style-name="ce6" office:value-type="string" calcext:value-type="string">
            <text:p>plat_spot7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topexPoseidon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topexPoseidon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6" office:value-type="string" calcext:value-type="string">
            <text:p>plat_trmm_prog</text:p>
          </table:table-cell>
          <table:table-cell table:style-name="ce5" office:value-type="string" calcext:value-type="string">
            <text:p>narrower</text:p>
          </table:table-cell>
          <table:table-cell table:style-name="ce15" office:value-type="string" calcext:value-type="string">
            <text:p>plat_trmm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hrws_sar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sx_ng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andem_X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plat_terraSAR</text:p>
          </table:table-cell>
          <table:table-cell table:style-name="ce5" office:value-type="string" calcext:value-type="string">
            <text:p>narrower</text:p>
          </table:table-cell>
          <table:table-cell table:style-name="ce5" office:value-type="string" calcext:value-type="string">
            <text:p>plat_terraSar_X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1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1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1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2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2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2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3a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entinel3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entinel3b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saral_prog</text:p>
          </table:table-cell>
          <table:table-cell table:style-name="ce5" office:value-type="string" calcext:value-type="string">
            <text:p>narrower</text:p>
          </table:table-cell>
          <table:table-cell table:style-name="ce10" office:value-type="string" calcext:value-type="string">
            <text:p>plat_saral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grace_prog</text:p>
          </table:table-cell>
          <table:table-cell table:style-name="ce5" office:value-type="string" calcext:value-type="string">
            <text:p>narrower</text:p>
          </table:table-cell>
          <table:table-cell office:value-type="string" calcext:value-type="string">
            <text:p>plat_grace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table:style-name="ce24" office:value-type="string" calcext:value-type="string">
            <text:p>plat_cryosat_prog</text:p>
          </table:table-cell>
          <table:table-cell table:style-name="ce5" office:value-type="string" calcext:value-type="string">
            <text:p>narrower</text:p>
          </table:table-cell>
          <table:table-cell office:value-type="string" calcext:value-type="string">
            <text:p>plat_cryosat2</text:p>
          </table:table-cell>
          <table:table-cell table:style-name="ce5"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jpss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np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os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mos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1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_a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3_xa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4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5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5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6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6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7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mfg_prog</text:p>
          </table:table-cell>
          <table:table-cell office:value-type="string" calcext:value-type="string">
            <text:p>narrower</text:p>
          </table:table-cell>
          <table:table-cell table:style-name="ce13" office:value-type="string" calcext:value-type="string">
            <text:p>plat_meteosat_7_iodc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noaa_4th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tiros_n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ac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ac_d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proba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probaV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map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ma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radarsat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radarsat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s5p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sentinel5p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oco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oco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1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2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3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csk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csk4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lat_gpm_prog</text:p>
          </table:table-cell>
          <table:table-cell office:value-type="string" calcext:value-type="string">
            <text:p>narrower</text:p>
          </table:table-cell>
          <table:table-cell office:value-type="string" calcext:value-type="string">
            <text:p>plat_gpm</text:p>
          </table:table-cell>
          <table:table-cell office:value-type="string" calcext:value-type="string">
            <text:p>broader</text:p>
          </table:table-cell>
          <table:table-cell table:number-columns-repeated="60"/>
        </table:table-row>
        <table:table-row table:style-name="ro1" table:number-rows-repeated="104840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 style:data-style-name="N2" text:time-value="18:16:45.29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Authorised User</meta:initial-creator>
    <meta:creation-date>2015-11-03T10:19:00Z</meta:creation-date>
    <dc:date>2022-03-02T18:17:24.230000000</dc:date>
    <meta:editing-cycles>61</meta:editing-cycles>
    <meta:editing-duration>PT11H17M31S</meta:editing-duration>
    <meta:document-statistic meta:table-count="1" meta:cell-count="668" meta:object-count="0"/>
  </office:meta>
</office:document-meta>
</file>